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217" officeooo:paragraph-rsid="0016f217"/>
    </style:style>
    <style:style style:name="P2" style:family="paragraph" style:parent-style-name="Standard">
      <style:text-properties fo:font-weight="bold" officeooo:paragraph-rsid="0016f217" style:font-weight-asian="bold" style:font-weight-complex="bold"/>
    </style:style>
    <style:style style:name="P3" style:family="paragraph" style:parent-style-name="Standard">
      <style:text-properties officeooo:paragraph-rsid="0016f217"/>
    </style:style>
    <style:style style:name="P4" style:family="paragraph" style:parent-style-name="Standard">
      <style:text-properties style:text-underline-style="none" officeooo:rsid="0016f217" officeooo:paragraph-rsid="0016f217"/>
    </style:style>
    <style:style style:name="P5" style:family="paragraph" style:parent-style-name="Standard">
      <style:text-properties style:text-underline-style="none" fo:font-weight="bold" officeooo:rsid="0016f217" officeooo:paragraph-rsid="0016f217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6f217" officeooo:paragraph-rsid="00184d52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6f217" officeooo:paragraph-rsid="001a823e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a823e" officeooo:paragraph-rsid="001a823e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a823e" officeooo:paragraph-rsid="001eca2b" style:font-weight-asian="bold" style:font-weight-complex="bold"/>
    </style:style>
    <style:style style:name="P10" style:family="paragraph" style:parent-style-name="Standard">
      <style:text-properties style:text-underline-style="none" officeooo:rsid="00173a61" officeooo:paragraph-rsid="00173a61"/>
    </style:style>
    <style:style style:name="P11" style:family="paragraph" style:parent-style-name="Standard">
      <style:text-properties style:text-underline-style="none" officeooo:rsid="00173a61" officeooo:paragraph-rsid="00184d52"/>
    </style:style>
    <style:style style:name="P12" style:family="paragraph" style:parent-style-name="Standard">
      <style:text-properties style:text-underline-style="none" fo:font-weight="normal" officeooo:rsid="00184d52" officeooo:paragraph-rsid="00184d5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4d52" officeooo:paragraph-rsid="001a823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4d52" officeooo:paragraph-rsid="001a96c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84d52" officeooo:paragraph-rsid="001eca2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cf34" officeooo:paragraph-rsid="0018cf3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823e" officeooo:paragraph-rsid="001a823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a823e" officeooo:paragraph-rsid="001d85b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823e" officeooo:paragraph-rsid="001eca2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a823e" officeooo:paragraph-rsid="0024ae26" style:font-weight-asian="normal" style:font-weight-complex="normal"/>
    </style:style>
    <style:style style:name="P21" style:family="paragraph" style:parent-style-name="Standard">
      <style:text-properties fo:color="#0000a8" style:text-underline-style="none" officeooo:rsid="0016f217" officeooo:paragraph-rsid="0016f217"/>
    </style:style>
    <style:style style:name="P22" style:family="paragraph" style:parent-style-name="Standard">
      <style:text-properties fo:font-size="16pt" fo:font-style="normal" style:text-underline-style="solid" style:text-underline-width="auto" style:text-underline-color="font-color" officeooo:rsid="0016f217" officeooo:paragraph-rsid="0016f217" style:font-size-asian="16pt" style:font-style-asian="normal" style:font-size-complex="16pt" style:font-style-complex="normal"/>
    </style:style>
    <style:style style:name="P23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6f217" officeooo:paragraph-rsid="00243442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font-size="15pt" fo:font-weight="bold" officeooo:rsid="0016f217" officeooo:paragraph-rsid="0016f217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2pt" fo:font-style="normal" style:text-underline-style="none" fo:font-weight="normal" officeooo:rsid="00243442" officeooo:paragraph-rsid="0024344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f21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f217"/>
    </style:style>
    <style:style style:name="T5" style:family="text">
      <style:text-properties style:text-underline-style="none" officeooo:rsid="00211b78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style:text-underline-style="none" officeooo:rsid="0016f217"/>
    </style:style>
    <style:style style:name="T8" style:family="text">
      <style:text-properties fo:font-variant="normal" fo:text-transform="none" fo:color="#222222" fo:letter-spacing="normal" officeooo:rsid="0016f217"/>
    </style:style>
    <style:style style:name="T9" style:family="text">
      <style:text-properties fo:font-variant="normal" fo:text-transform="none" fo:color="#222222" fo:letter-spacing="normal" style:text-underline-style="solid" style:text-underline-width="auto" style:text-underline-color="font-color"/>
    </style:style>
    <style:style style:name="T10" style:family="text">
      <style:text-properties fo:font-variant="normal" fo:text-transform="none" fo:color="#222222" fo:letter-spacing="normal" style:text-underline-style="solid" style:text-underline-width="auto" style:text-underline-color="font-color" officeooo:rsid="001a823e"/>
    </style:style>
    <style:style style:name="T11" style:family="text">
      <style:text-properties fo:font-variant="normal" fo:text-transform="none" fo:color="#222222" fo:letter-spacing="normal" style:text-underline-style="solid" style:text-underline-width="auto" style:text-underline-color="font-color" officeooo:rsid="0016f217"/>
    </style:style>
    <style:style style:name="T12" style:family="text">
      <style:text-properties fo:font-variant="normal" fo:text-transform="none" fo:color="#222222" fo:letter-spacing="normal" style:text-underline-style="solid" style:text-underline-width="auto" style:text-underline-color="font-color" officeooo:rsid="001eca2b"/>
    </style:style>
    <style:style style:name="T13" style:family="text">
      <style:text-properties fo:font-variant="normal" fo:text-transform="none" fo:color="#222222" fo:letter-spacing="normal" officeooo:rsid="001a823e"/>
    </style:style>
    <style:style style:name="T14" style:family="text">
      <style:text-properties fo:font-variant="normal" fo:text-transform="none" fo:color="#222222" fo:letter-spacing="normal" officeooo:rsid="001a96cc"/>
    </style:style>
    <style:style style:name="T15" style:family="text">
      <style:text-properties fo:font-variant="normal" fo:text-transform="none" fo:color="#222222" fo:letter-spacing="normal" officeooo:rsid="001eca2b"/>
    </style:style>
    <style:style style:name="T16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7" style:family="text">
      <style:text-properties fo:font-variant="normal" fo:text-transform="none" fo:color="#222222" fo:letter-spacing="normal" fo:font-weight="normal" officeooo:rsid="0016f217" style:font-weight-asian="normal" style:font-weight-complex="normal"/>
    </style:style>
    <style:style style:name="T18" style:family="text">
      <style:text-properties fo:font-variant="normal" fo:text-transform="none" fo:color="#222222" fo:letter-spacing="normal" fo:font-weight="normal" officeooo:rsid="00243442" style:font-weight-asian="normal" style:font-weight-complex="normal"/>
    </style:style>
    <style:style style:name="T19" style:family="text">
      <style:text-properties fo:font-variant="normal" fo:text-transform="none" fo:color="#222222" fo:letter-spacing="normal" officeooo:rsid="0024ae26"/>
    </style:style>
    <style:style style:name="T20" style:family="text">
      <style:text-properties fo:font-variant="normal" fo:text-transform="none" fo:color="#222222" fo:letter-spacing="normal" officeooo:rsid="00261f62"/>
    </style:style>
    <style:style style:name="T21" style:family="text">
      <style:text-properties fo:font-variant="normal" fo:text-transform="none" fo:color="#222222" fo:letter-spacing="normal" officeooo:rsid="00262bec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color="#0000a8" fo:letter-spacing="normal"/>
    </style:style>
    <style:style style:name="T24" style:family="text">
      <style:text-properties fo:font-variant="normal" fo:text-transform="none" fo:color="#0000a8" fo:letter-spacing="normal" officeooo:rsid="0016f217"/>
    </style:style>
    <style:style style:name="T25" style:family="text">
      <style:text-properties fo:font-variant="normal" fo:text-transform="none" fo:color="#0000a8" fo:letter-spacing="normal" officeooo:rsid="001a823e"/>
    </style:style>
    <style:style style:name="T26" style:family="text">
      <style:text-properties fo:font-variant="normal" fo:text-transform="none" fo:color="#0000a8" fo:letter-spacing="normal" officeooo:rsid="001a96cc"/>
    </style:style>
    <style:style style:name="T27" style:family="text">
      <style:text-properties fo:font-variant="normal" fo:text-transform="none" fo:color="#0000a8" fo:letter-spacing="normal" officeooo:rsid="001d85b4"/>
    </style:style>
    <style:style style:name="T28" style:family="text">
      <style:text-properties fo:font-variant="normal" fo:text-transform="none" fo:color="#0000a8" fo:letter-spacing="normal" officeooo:rsid="001eca2b"/>
    </style:style>
    <style:style style:name="T29" style:family="text">
      <style:text-properties fo:color="#0000a8"/>
    </style:style>
    <style:style style:name="T30" style:family="text">
      <style:text-properties fo:color="#0000a8" style:text-underline-style="none" officeooo:rsid="0016f2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Bewertung </text:span><text:span text:style-name="T3">Michael Prommer, Ralph Quidet:</text:span></text:p>
      <text:p text:style-name="P4"/>
      <text:p text:style-name="P22">Test der Programmfunktionen:</text:p>
      <text:p text:style-name="P1"/>
      <text:p text:style-name="P2"><text:span text:style-name="T2">Anweisungen zum Kompilieren, Starten des Programms</text:span><text:span text:style-name="T4">: </text:span></text:p>
      <text:p text:style-name="P3"><text:span text:style-name="T4"/></text:p>
      <text:p text:style-name="P3"><text:span text:style-name="T30">Makefile, Hinweise zum Programmstart:</text:span><text:span text:style-name="T4"> </text:span><text:span text:style-name="T7">✔</text:span></text:p>
      <text:p text:style-name="P3"><text:span text:style-name="T7"/></text:p>
      <text:p text:style-name="P5"><text:span text:style-name="T1">Programmstart</text:span>:</text:p>
      <text:p text:style-name="P4"/>
      <text:p text:style-name="P4"><text:span text:style-name="T29">Parameterübergabe beim Start, Hinweis falls ungültige/keine Paramter:</text:span> <text:span text:style-name="T6">✔</text:span></text:p>
      <text:p text:style-name="P21"><text:span text:style-name="T22">Verbindung des Clients, ohne Start des Servers: </text:span></text:p>
      <text:p text:style-name="P4"><text:span text:style-name="T6">terminate called after throwing an instance of 'std::exception'</text:span></text:p>
      <text:p text:style-name="P4"><text:span text:style-name="T6"><text:s text:c="2"/>what(): <text:s/>std::exception</text:span></text:p>
      <text:p text:style-name="P4"><text:span text:style-name="T6">Aborted (core dumped)</text:span></text:p>
      <text:p text:style-name="P4"><text:span text:style-name="T6">✖</text:span></text:p>
      <text:p text:style-name="P10"><text:span text:style-name="T23">Start des Servers mit gültigen Parametern:</text:span><text:span text:style-name="T6"> </text:span><text:span text:style-name="T8">✔</text:span></text:p>
      <text:p text:style-name="P11"><text:span text:style-name="T24">S</text:span><text:span text:style-name="T23">tart des Clients mit gültigen Parametern:</text:span><text:span text:style-name="T6"> </text:span><text:span text:style-name="T8">✔</text:span></text:p>
      <text:p text:style-name="P11"><text:span text:style-name="T8"/></text:p>
      <text:p text:style-name="P6"><text:span text:style-name="T10">SEND</text:span><text:span text:style-name="T6">:</text:span></text:p>
      <text:p text:style-name="P12"><text:span text:style-name="T23">Protokollaufbau laut Aufgabenbeschreibung: </text:span><text:span text:style-name="T8">✖, </text:span><text:span text:style-name="T6"><text:s/>“\nEND” statt “\n.” als Endekennung einer Nachricht, Server antwortet nicht mit “Err” bei zu langem Sender, Empfänger, Betreff</text:span></text:p>
      <text:p text:style-name="P16"><text:span text:style-name="T6">(Zum Betreff testen: asdfgasdfgasdfgasdfgasdfgasdfgasdfgasdfgasdfgasdfgasdfgasdfgasdfgasdfgasdfgasdfg … 81 Zeichen)</text:span></text:p>
      <text:p text:style-name="P17"><text:span text:style-name="T23">Die Nachricht wird korrekt gespeichert: </text:span><text:span text:style-name="T8">✔</text:span></text:p>
      <text:p text:style-name="P17"><text:span text:style-name="T23">Erneutes Senden an selben Empfänger verursacht keine Probleme (es wird kein neuer Ordner erstellt, die Nachricht wird korrekt gespeichert): </text:span><text:span text:style-name="T8">✔</text:span></text:p>
      <text:p text:style-name="P17"><text:span text:style-name="T8"/></text:p>
      <text:p text:style-name="P7"><text:span text:style-name="T10">LIST</text:span><text:span text:style-name="T6">:</text:span></text:p>
      <text:p text:style-name="P14"><text:span text:style-name="T23">Protokollaufbau laut Aufgabenbeschreibung: </text:span><text:span text:style-name="T8">✔</text:span><text:span text:style-name="T25"> </text:span><text:span text:style-name="T13">Anzahl der Nachrichten wird nicht ausgegeben.</text:span></text:p>
      <text:p text:style-name="P17"><text:span text:style-name="T23">LIST Befehl mit </text:span><text:span text:style-name="T28">nicht vorhandenem</text:span><text:span text:style-name="T23"> User ohne Nachrichten: </text:span><text:span text:style-name="T8">✔</text:span><text:span text:style-name="T23"> </text:span><text:span text:style-name="T6">Liefert “Err”, aber nicht die Nachrichtenanzahl von 0. Ist jedoch nicht so schlimm meiner Meinung nach.</text:span></text:p>
      <text:p text:style-name="P20"><text:span text:style-name="T23">LIST Befehl mit </text:span><text:span text:style-name="T28">vorhandenem</text:span><text:span text:style-name="T23"> User ohne Nachrichten: </text:span><text:span text:style-name="T8">✖ </text:span><text:span text:style-name="T15">Programm bleibt stehen </text:span><text:span text:style-name="T19">(falls vorher im Ordner Nachrichten waren und alle gelöscht wurden)</text:span></text:p>
      <text:p text:style-name="P13"><text:span text:style-name="T23"/></text:p>
      <text:p text:style-name="P8"><text:span text:style-name="T9">READ:</text:span></text:p>
      <text:p text:style-name="P14"><text:span text:style-name="T23">Protokollaufbau laut Aufgabenbeschreibung: </text:span><text:span text:style-name="T8">✔</text:span><text:span text:style-name="T25"> </text:span><text:span text:style-name="T13"><text:s/>“</text:span><text:span text:style-name="T14">OK” als Zwischenantwort des Servers fehlt bei Eingabe mit korrekten Parametern, jedoch auch nicht so schlimm.</text:span></text:p>
      <text:p text:style-name="P18"><text:span text:style-name="T27">READ</text:span><text:span text:style-name="T26"> Befehl mit </text:span><text:span text:style-name="T28">nicht vorhandenem </text:span><text:span text:style-name="T26">User: </text:span><text:span text:style-name="T8">✔</text:span><text:span text:style-name="T23"> </text:span><text:span text:style-name="T6">Liefert “Err”</text:span></text:p>
      <text:p text:style-name="P20"><text:span text:style-name="T27">READ</text:span><text:span text:style-name="T26"> Befehl mit </text:span><text:span text:style-name="T28">vorhandenem </text:span><text:span text:style-name="T26">User </text:span><text:span text:style-name="T28">aber ungültiger Nachrichtennummer</text:span><text:span text:style-name="T26">: </text:span><text:span text:style-name="T8">✖ </text:span><text:span text:style-name="T15">Programm bleibt stehen </text:span><text:span text:style-name="T19">(falls vorher im Ordner Nachrichten waren und alle gelöscht wurden)</text:span></text:p>
      <text:p text:style-name="P19"><text:span text:style-name="T28">Nachrichtennummer korrekt</text:span><text:span text:style-name="T26">: </text:span><text:span text:style-name="T8">✔</text:span></text:p>
      <text:p text:style-name="P19"><text:span text:style-name="T8"/></text:p>
      <text:p text:style-name="P9"><text:span text:style-name="T12">DEL</text:span><text:span text:style-name="T11">:</text:span></text:p>
      <text:p text:style-name="P15"><text:span text:style-name="T23">Protokollaufbau laut Aufgabenbeschreibung: </text:span><text:span text:style-name="T8">✔</text:span><text:span text:style-name="T25"> </text:span><text:span text:style-name="T15">Aufbau ist korrekt</text:span></text:p>
      <text:p text:style-name="P19"><text:span text:style-name="T28">DEL</text:span><text:span text:style-name="T26"> Befehl mit </text:span><text:span text:style-name="T28">nicht vorhandenem </text:span><text:span text:style-name="T26">User: </text:span><text:span text:style-name="T8">✔</text:span><text:span text:style-name="T23"> </text:span><text:span text:style-name="T6">Liefert “Err”</text:span></text:p>
      <text:p text:style-name="P19"><text:span text:style-name="T28">DEL</text:span><text:span text:style-name="T26"> Befehl mit </text:span><text:span text:style-name="T28">vorhandenem </text:span><text:span text:style-name="T26">User </text:span><text:span text:style-name="T28">aber ungültiger Nachrichtennummer</text:span><text:span text:style-name="T26">: </text:span><text:span text:style-name="T8">✖ </text:span><text:span text:style-name="T15">Programm bleibt stehen </text:span><text:span text:style-name="T19">(falls vorher im Ordner Nachrichten waren und alle gelöscht wurden)</text:span></text:p>
      <text:p text:style-name="P15"><text:span text:style-name="T15"/></text:p>
      <text:p text:style-name="P15"><text:span text:style-name="T15"/></text:p>
      <text:p text:style-name="P9"><text:span text:style-name="T12">QUIT</text:span><text:span text:style-name="T11">: <text:s/></text:span><text:span text:style-name="T17">✔</text:span></text:p>
      <text:p text:style-name="P9"><text:soft-page-break/><text:span text:style-name="T17"/></text:p>
      <text:p text:style-name="P9"><text:span text:style-name="T17"/></text:p>
      <text:p text:style-name="P23"><text:span text:style-name="T18">Generell zur Programmierung</text:span><text:span text:style-name="T16">:</text:span></text:p>
      <text:p text:style-name="P25"><text:span text:style-name="T15">S</text:span><text:span text:style-name="T6">ehr guter objektorientierter Aufbau des Servers und Clients. Die Kommentare sind aussagekräftig und das Programm liest sich relativ leicht. Leider fehlen wie oben beschrieben Error-Handlings </text:span><text:span text:style-name="T20">für Sonderfälle</text:span><text:span text:style-name="T6"> (falls ein Ordner leer ist, bleibt das Programm </text:span><text:span text:style-name="T20">bei LIST, SEND und READ</text:span><text:span text:style-name="T21">-</text:span><text:span text:style-name="T20">Befehlen </text:span><text:span text:style-name="T6">stehe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46:59.045537144</meta:creation-date>
    <meta:generator>LibreOffice/5.3.1.2$Linux_X86_64 LibreOffice_project/30m0$Build-2</meta:generator>
    <dc:date>2017-10-23T16:52:42.191827266</dc:date>
    <meta:editing-duration>PT43M14S</meta:editing-duration>
    <meta:editing-cycles>12</meta:editing-cycles>
    <meta:document-statistic meta:table-count="0" meta:image-count="0" meta:object-count="0" meta:page-count="2" meta:paragraph-count="34" meta:word-count="316" meta:character-count="2382" meta:non-whitespace-character-count="2092"/>
  </office:meta>
</office:document-meta>
</file>